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--------</text:p>
      <text:p text:style-name="Standard"/>
      <text:list xml:id="list370515750" text:style-name="L1">
        <text:list-item>
          <text:p text:style-name="P4">Instalación de Mandriva 2010.2 x86_64</text:p>
        </text:list-item>
        <text:list-item>
          <text:p text:style-name="P4">Instalación de subversion 1.6.17 con rpmdrake</text:p>
        </text:list-item>
        <text:list-item>
          <text:p text:style-name="P4">Descarga de tami/cidesal/code</text:p>
          <text:p text:style-name="P5">sudo svn co svn+ssh://jgflores@tami/home/svn/cidesal/code/</text:p>
        </text:list-item>
        <text:list-item>
          <text:p text:style-name="P6">Instalación de NLTK</text:p>
          <text:list>
            <text:list-item>
              <text:p text:style-name="P6">Instalación de python-yaml v3.09 (rpmdrake)</text:p>
            </text:list-item>
            <text:list-item>
              <text:p text:style-name="P6">Instalación de lib64python2.6-devel v2.6.5 (rpmdrake)</text:p>
            </text:list-item>
          </text:list>
        </text:list-item>
        <text:list-item>
          <text:p text:style-name="P4"><text:span text:style-name="T1">Instalación de python-magic (urpmi python-magic)</text:span></text:p>
        </text:list-item>
        <text:list-item>
          <text:p text:style-name="P4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6">Instalación de las herramientas de compilación y desarrollo C++</text:p>
            </text:list-item>
          </text:list>
          <text:p text:style-name="P5">urpmi task-c++-devel</text:p>
          <text:list text:continue-numbering="true">
            <text:list-item>
              <text:p text:style-name="P6"><text:s/>Instalación de lib64pcre-devel (rpmdrake)</text:p>
            </text:list-item>
            <text:list-item>
              <text:p text:style-name="P6">Instalación de lib64db-4.7devel (rpmdrake)</text:p>
            </text:list-item>
            <text:list-item>
              <text:p text:style-name="P6">Instalación de lib64boost-devel (rpmdrake)</text:p>
            </text:list-item>
            <text:list-item>
              <text:p text:style-name="P6">Instalación libfries (compilación a partir de código fuente)</text:p>
            </text:list-item>
            <text:list-item>
              <text:p text:style-name="P6">Instalación libomlet (compilación a partir de código fuente)</text:p>
            </text:list-item>
            <text:list-item>
              <text:p text:style-name="P6">Instalación Freeling (compilación a partir de código fuente)</text:p>
              <text:list>
                <text:list-item>
                  <text:p text:style-name="P6">Error </text:p>
                </text:list-item>
              </text:list>
            </text:list-item>
          </text:list>
          <text:p text:style-name="P7">boost/property_map.hpp : Aucun fichier ou dossier de ce type</text:p>
          <text:list>
            <text:list-item>
              <text:list>
                <text:list-header>
                  <text:p text:style-name="P6">sustituir boost/property_map.hpp por boost/property_map/property_map.hpp </text:p>
                  <text:p text:style-name="P6">en los siguientes archivos :</text:p>
                  <text:p text:style-name="P8"><text:s/>./src/libmorfo/disambiguator/ukb/common.h</text:p>
                  <text:p text:style-name="P8">disambiguator/ukb/kbGraph.h</text:p>
                </text:list-header>
              </text:list>
            </text:list-item>
            <text:list-item>
              <text:p text:style-name="P6">Configuración de la interfaz Freeling/python</text:p>
              <text:list>
                <text:list-item>
                  <text:p text:style-name="P6">Instalar swig (rpmdrake)</text:p>
                </text:list-item>
                <text:list-item>
                  <text:p text:style-name="P6">Editar el archivo</text:p>
                  <text:p text:style-name="P5">cidesal/code/unoporuno/module/unoporuno/Freeling-python-API/Makefile</text:p>
                  <text:p text:style-name="P6">con las siguientes variables : </text:p>
                  <text:p text:style-name="P6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1959079212" text:continue-numbering="true" text:style-name="L1">
        <text:list-item>
          <text:list>
            <text:list-item>
              <text:list>
                <text:list-item>
                  <text:p text:style-name="P4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6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432930416" text:continue-numbering="true" text:style-name="L1">
        <text:list-item>
          <text:list>
            <text:list-item>
              <text:list>
                <text:list-item>
                  <text:p text:style-name="P6">Copiar los siguientes archivos desde </text:p>
                  <text:p text:style-name="P5">cidesal/code/unoporuno/module/unoporuno/Freeling-python-API/libmorfo_python.py</text:p>
                  <text:p text:style-name="P5">cidesal/code/unoporuno/module/unoporuno/Freeling-python-API/_libmorfo_python.so</text:p>
                  <text:p text:style-name="P5">a</text:p>
                  <text:p text:style-name="P5">cidesal/code/unoporuno/module/unoporuno/</text:p>
                </text:list-item>
              </text:list>
            </text:list-item>
          </text:list>
        </text:list-item>
        <text:list-item>
          <text:p text:style-name="P6">Instalación de bibliotecas necesarias a <text:span text:style-name="T2">buscador.py</text:span></text:p>
          <text:list>
            <text:list-item>
              <text:p text:style-name="P6"><text:soft-page-break/>Instalar python-setuptools (rpmdrake)</text:p>
            </text:list-item>
            <text:list-item>
              <text:p text:style-name="P6">Instalar yql</text:p>
              <text:list>
                <text:list-item>
                  <text:list>
                    <text:list-header>
                      <text:p text:style-name="P5">sudo easy_install yql</text:p>
                      <text:p text:style-name="P6">En caso de error en los permisos, verificar que los archivos de </text:p>
                      <text:p text:style-name="P6"><text:s/><text:span text:style-name="T2">/usr/lib/python2.6/site-packages/</text:span></text:p>
                      <text:p text:style-name="P6">tienen permiso de lectura para todo el mundo. Si no, </text:p>
                      <text:p text:style-name="P5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6">Instalar lxml (rpmdrake... de otro modo es muy difícil, especialmente con easy_install)</text:p>
              <text:list>
                <text:list-header>
                  <text:p text:style-name="P5"/>
                </text:list-header>
              </text:list>
            </text:list-item>
          </text:list>
        </text:list-item>
        <text:list-item>
          <text:p text:style-name="P6">Probar búsqueda en google</text:p>
          <text:list>
            <text:list-item>
              <text:p text:style-name="P6">Ir al directorio /home/cidesal/code/unoporuno/test</text:p>
              <text:p text:style-name="P5">mkdir results</text:p>
              <text:p text:style-name="P5">python ../module/search_geo.py corpus.1.argentinos.csv results/</text:p>
            </text:list-item>
            <text:list-item>
              <text:p text:style-name="P6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6">Probar <text:span text:style-name="T2">converging_results</text:span></text:p>
              <text:p text:style-name="P5">python ../module/converging_pipelines.py corpus.3.argentinos.csv results</text:p>
            </text:list-item>
            <text:list-item>
              <text:p text:style-name="P6">En el directorio results debe haber cuatro subdirectorios llamados </text:p>
              <text:list>
                <text:list-header>
                  <text:p text:style-name="P6">results_converging/</text:p>
                  <text:p text:style-name="P6">results_name</text:p>
                  <text:p text:style-name="P6">results_geo</text:p>
                  <text:p text:style-name="P6">results_orgs</text:p>
                  <text:p text:style-name="P6">results_topics</text:p>
                </text:list-header>
              </text:list>
              <text:p text:style-name="P6">En cada uno de ellos debe haber 3 archivos xml válidos con resultados de la búsqueda google.</text:p>
              <text:p text:style-name="P6"><text:s/></text:p>
            </text:list-item>
          </text:list>
        </text:list-item>
        <text:list-item>
          <text:p text:style-name="P6">Instalación de Apache (rpmdrake)</text:p>
        </text:list-item>
        <text:list-item>
          <text:p text:style-name="P6">Instalación de Django v1.3</text:p>
          <text:list>
            <text:list-item>
              <text:p text:style-name="P6">Problemas con mysql </text:p>
              <text:list>
                <text:list-item>
                  <text:p text:style-name="P6">ERROR 1045 (28000): Access denied for user ‘root’@'localhost’ (using password: NO) </text:p>
                  <text:list>
                    <text:list-item>
                      <text:p text:style-name="P6">se resuelve corriendo mysql_db_install y luego, bajo my_sql_safe, este SQL </text:p>
                    </text:list-item>
                    <text:list-item>
                      <text:p text:style-name="P6">INSERT INTO user VALUES ('localhost','root',password('the_password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6">Mysql <text:span text:style-name="T2">Connexion denied error</text:span></text:p>
                  <text:list>
                    <text:list-item>
                      <text:p text:style-name="P6">Problema de permisos en <text:span text:style-name="T2">/var/lib/mysql</text:span></text:p>
                      <text:list>
                        <text:list-item>
                          <text:p text:style-name="P6">Se resuelve con </text:p>
                          <text:list>
                            <text:list-header>
                              <text:p text:style-name="P6">sudo chown mysql.mysql <text:span text:style-name="T2">/var/lib/mysql</text:span></text:p>
                              <text:p text:style-name="P6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talación ahora sí de Django</text:p>
              <text:p text:style-name="P6">https://www.djangoproject.com/download/</text:p>
              <text:p text:style-name="P6"><text:a xlink:type="simple" xlink:href="https://docs.djangoproject.com/en/1.3/intro/install/">https://docs.djangoproject.com/en/1.3/intro/install/</text:a></text:p>
            </text:list-item>
          </text:list>
        </text:list-item>
        <text:list-item>
          <text:p text:style-name="P6">Instalación de la aplicación unoporuno.web</text:p>
          <text:list>
            <text:list-item>
              <text:p text:style-name="P6">svn TODO : <text:span text:style-name="T2">comando svn para importar una aplicacion open source</text:span></text:p>
            </text:list-item>
            <text:list-item>
              <text:p text:style-name="P6">Crear la base de datos en el directorio $UNOPORUNO_ROOT (normalmente /home/mydirectory/unoporuno/webapps )</text:p>
              <text:list>
                <text:list-header>
                  <text:p text:style-name="P5">cd $UNOPORUNO_ROOT/cidesal</text:p>
                  <text:p text:style-name="P5">python manage syncdb</text:p>
                </text:list-header>
              </text:list>
            </text:list-item>
            <text:list-item>
              <text:p text:style-name="P6">Establecer la variable DJANGO_SETTINGS_MODULE en ~/.bashrc agregando la línea</text:p>
              <text:list>
                <text:list-header>
                  <text:p text:style-name="P5">export DJANGO_SETTINGS_MODULE='cidesal.settings'</text:p>
                </text:list-header>
              </text:list>
            </text:list-item>
          </text:list>
        </text:list-item>
        <text:list-item>
          <text:p text:style-name="P6"><text:soft-page-break/>Poblar la base de datos <text:s/>(<text:span text:style-name="T2">todo db_populate o como?... TODO : poner una búsqueda de test)</text:span></text:p>
        </text:list-item>
        <text:list-item>
          <text:p text:style-name="P6">Instalación de apache-mod_wsgi (rpmdrake)</text:p>
          <text:list>
            <text:list-header>
              <text:p text:style-name="P6"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6">Configuración de Apache + wsgi</text:p>
        </text:list-item>
      </text:list>
      <text:p text:style-name="P3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2T15:22:55</meta:creation-date>
    <dc:date>2012-11-23T14:16:47</dc:date>
    <meta:editing-duration>P1DT7H10M30S</meta:editing-duration>
    <meta:editing-cycles>17</meta:editing-cycles>
    <meta:generator>LibreOffice/3.5$Linux_x86 LibreOffice_project/350m1$Build-2</meta:generator>
    <meta:document-statistic meta:table-count="0" meta:image-count="0" meta:object-count="0" meta:page-count="3" meta:paragraph-count="93" meta:word-count="496" meta:character-count="1833" meta:non-whitespace-character-count="3988"/>
  </office:meta>
</office:document-meta>
</file>